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201000001A000000091E286B26C.png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fr1" style:family="graphic" style:parent-style-name="Graphics">
      <style:graphic-properties style:run-through="foreground" style:wrap="parallel" style:number-wrapped-paragraphs="no-limit" style:wrap-contour="false" style:vertical-pos="middle" style:vertical-rel="page" style:horizontal-pos="center" style:horizontal-rel="paragraph" fo:background-color="#ffffff" style:background-transparency="0%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1" text:anchor-type="page" text:anchor-page-number="1" svg:width="4.3335in" svg:height="1.5102in" draw:z-index="0">
        <draw:image xlink:href="Pictures/10000201000001A000000091E286B26C.png" xlink:type="simple" xlink:show="embed" xlink:actuate="onLoad"/>
      </draw:fram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4.3in" fo:page-height="1.7799in" style:num-format="1" style:print-orientation="portrait" fo:margin-top="0in" fo:margin-bottom="0in" fo:margin-left="0in" fo:margin-right="0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remy Hansen</meta:initial-creator>
    <meta:creation-date>2013-11-13T13:57:20.21</meta:creation-date>
    <meta:document-statistic meta:table-count="0" meta:image-count="1" meta:object-count="0" meta:page-count="1" meta:paragraph-count="0" meta:word-count="0" meta:character-count="0"/>
    <dc:date>2013-11-13T20:26:02.12</dc:date>
    <dc:creator>Jeremy Hansen</dc:creator>
    <meta:editing-duration>PT6H13M31S</meta:editing-duration>
    <meta:editing-cycles>1</meta:editing-cycles>
    <meta:generator>OpenOffice.org/3.4.1$Win32 OpenOffice.org_project/341m1$Build-9593</meta:generator>
  </office:meta>
</office:document-meta>
</file>